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1c74"/>
    </style:style>
    <style:style style:name="T1" style:family="text">
      <style:text-properties officeooo:rsid="00051c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úmero: </text:span><text:span text:style-name="T1"><text:text-input text:description="&lt;o.number&gt;">Número de Liquidación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1-12-14T11:04:18</meta:creation-date>
    <meta:document-statistic meta:table-count="0" meta:image-count="0" meta:object-count="0" meta:page-count="1" meta:paragraph-count="1" meta:word-count="4" meta:character-count="29"/>
    <dc:date>2011-12-14T11:06:11</dc:date>
    <dc:creator>Christopher Ormaza</dc:creator>
    <meta:editing-duration>PT00H01M55S</meta:editing-duration>
    <meta:editing-cycles>1</meta:editing-cycles>
    <meta:generator>OpenOffice.org/3.2$Linux OpenOffice.org_project/320m19$Build-9505</meta:generator>
  </office:meta>
</office:document-meta>
</file>